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pojené arabské emiráty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/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  <table:table-cell/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  <table:table-cell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a Hercegovina</text:p>
          </table:table-cell>
          <table:table-cell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  <table:table-cell/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Čechy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S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  <table:table-cell/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uzie</text:p>
          </table:table-cell>
          <table:table-cell/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  <table:table-cell/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  <table:table-cell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/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  <table:table-cell/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Írán</text:p>
          </table:table-cell>
          <table:table-cell/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  <table:table-cell/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  <table:table-cell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  <table:table-cell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  <table:table-cell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án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  <table:table-cell/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vajt</text:p>
          </table:table-cell>
          <table:table-cell/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  <table:table-cell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  <table:table-cell/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  <table:table-cell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  <table:table-cell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sko</text:p>
          </table:table-cell>
          <table:table-cell/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jsie</text:p>
          </table:table-cell>
          <table:table-cell/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  <table:table-cell/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Olympic Athletes from Russia</text:p>
          </table:table-cell>
          <table:table-cell office:value-type="string" calcext:value-type="string">
            <text:p>Olympijští sportovci z Ruska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íny</text:p>
          </table:table-cell>
          <table:table-cell/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  <table:table-cell/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  <table:table-cell/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sko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  <table:table-cell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/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  <table:table-cell/>
        </table:table-row>
        <table:table-row table:style-name="ro1"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pojené státy americké</text:p>
          </table:table-cell>
          <table:table-cell/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ekistán</text:p>
          </table:table-cell>
          <table:table-cell/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  <table:table-cell/>
        </table:table-row>
      </table:table>
      <table:table table:name="1910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</table:table>
      <table:table table:name="191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</table:table>
      <table:table table:name="192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</table:table>
      <table:table table:name="192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</table:table>
      <table:table table:name="1925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</table:table>
      <table:table table:name="1926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</text:p>
          </table:table-cell>
        </table:table-row>
      </table:table>
      <table:table table:name="1927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29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</table:table>
      <table:table table:name="200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K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U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AF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</table:table>
      <table:table table:name="200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T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F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RV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6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G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K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B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Z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NG</text:p>
          </table:table-cell>
          <table:table-cell office:value-type="float" office:value="260" calcext:value-type="float">
            <text:p>260</text:p>
          </table:table-cell>
        </table:table-row>
      </table:table>
      <table:table table:name="200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Z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LD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X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0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RL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0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V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B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C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B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P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P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1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U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Z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O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14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U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KG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V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W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8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N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201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N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K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K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WT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201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K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202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F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A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H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GP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202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Z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W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Z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K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WT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2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B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K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GZ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R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W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A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Z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E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K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GZ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G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RN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N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G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R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N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WT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D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YS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K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O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G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H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X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NG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H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G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Z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RM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R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YS</text:p>
          </table:table-cell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1-06T22:57:16.425000000</meta:creation-date>
    <dc:date>2025-06-21T15:25:20.952038623</dc:date>
    <meta:editing-duration>PT23H32M7S</meta:editing-duration>
    <meta:editing-cycles>143</meta:editing-cycles>
    <meta:generator>LibreOffice/7.2.2.2$MacOSX_X86_64 LibreOffice_project/02b2acce88a210515b4a5bb2e46cbfb63fe97d56</meta:generator>
    <meta:document-statistic meta:table-count="120" meta:cell-count="7742" meta:object-count="0"/>
  </office:meta>
</office:document-meta>
</file>